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173A00006D60000052D083E55BBF.svg" manifest:media-type=""/>
  <manifest:file-entry manifest:full-path="Pictures/1000142300006D60000052D0052387C5.svg" manifest:media-type=""/>
  <manifest:file-entry manifest:full-path="Pictures/1000173A00006D60000052D018F30A20.svg" manifest:media-type=""/>
  <manifest:file-entry manifest:full-path="Pictures/1000173A00006D60000052D04378DBAA.svg" manifest:media-type=""/>
  <manifest:file-entry manifest:full-path="Pictures/1000107700006D60000052D0635C9014.svg" manifest:media-type=""/>
  <manifest:file-entry manifest:full-path="Pictures/1000173A00006D60000052D00E2EDEE7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1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0cm"/>
    </style:style>
    <style:style style:name="gr4" style:family="graphic" style:parent-style-name="standard" style:list-style-name="L4">
      <style:graphic-properties draw:stroke="none" draw:fill="none" draw:fill-color="#ffffff" fo:min-height="6.984cm"/>
    </style:style>
    <style:style style:name="pr1" style:family="presentation" style:parent-style-name="scipaper_5f_left-title">
      <style:graphic-properties draw:stroke="none" svg:stroke-color="#000000" draw:fill="none" draw:fill-color="#00ae00" fo:min-height="3.782cm"/>
    </style:style>
    <style:style style:name="pr2" style:family="presentation" style:parent-style-name="scipaper_5f_left-notes">
      <style:graphic-properties draw:fill-color="#ffffff" draw:auto-grow-height="true" fo:min-height="13.364cm"/>
    </style:style>
    <style:style style:name="pr3" style:family="presentation" style:parent-style-name="scipaper_5f_left-title">
      <style:graphic-properties draw:auto-grow-height="true" fo:min-height="3.506cm"/>
    </style:style>
    <style:style style:name="pr4" style:family="presentation" style:parent-style-name="scipaper_5f_left-outline1">
      <style:graphic-properties fo:min-height="11.93cm"/>
    </style:style>
    <style:style style:name="pr5" style:family="presentation" style:parent-style-name="scipaper_5f_left-title">
      <style:graphic-properties fo:min-height="3.506cm"/>
    </style:style>
    <style:style style:name="P1" style:family="paragraph">
      <style:text-properties fo:color="#00ae00" fo:font-family="'Liberation Sans'" style:font-family-generic="swiss" style:font-pitch="variable"/>
    </style:style>
    <style:style style:name="P2" style:family="paragraph">
      <style:text-properties fo:color="#008000" fo:font-family="'Liberation Sans'" style:font-family-generic="swiss" style:font-pitch="variable"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ae00" fo:font-family="'Liberation Sans'" style:font-family-generic="swiss" style:font-pitch="variable"/>
    </style:style>
    <style:style style:name="P6" style:family="paragraph">
      <style:text-properties fo:color="#008000" fo:font-family="'Liberation Sans'" style:font-style-name="Standard" style:font-family-generic="swiss" style:font-pitch="variable" fo:font-size="18pt" style:font-size-asian="18pt" style:font-size-complex="18pt"/>
    </style:style>
    <style:style style:name="P7" style:family="paragraph">
      <style:text-properties fo:color="#00ae00" fo:font-family="'Liberation Sans'" style:font-style-name="Standard" style:font-family-generic="swiss" style:font-pitch="variable" fo:font-size="18pt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style:text-properties fo:color="#008000" fo:font-family="'Liberation Sans'" style:font-family-generic="swiss" style:font-pitch="variable" fo:font-size="20pt" style:font-size-asian="20pt" style:font-size-complex="20pt"/>
    </style:style>
    <style:style style:name="T1" style:family="text">
      <style:text-properties fo:color="#00ae00" fo:font-family="'Liberation Sans'" style:font-family-generic="swiss" style:font-pitch="variable"/>
    </style:style>
    <style:style style:name="T2" style:family="text">
      <style:text-properties fo:color="#008000" fo:font-family="'Liberation Sans'" style:font-family-generic="swiss" style:font-pitch="variable" fo:font-size="18pt"/>
    </style:style>
    <style:style style:name="T3" style:family="text">
      <style:text-properties fo:color="#008000" fo:font-family="'Liberation Sans'" style:font-style-name="Standard" style:font-family-generic="swiss" style:font-pitch="variable" fo:font-size="18pt" style:font-size-asian="18pt" style:font-size-complex="18pt"/>
    </style:style>
    <style:style style:name="T4" style:family="text">
      <style:text-properties fo:color="#00ae00" fo:font-family="'Liberation Sans'" style:font-style-name="Standard" style:font-family-generic="swiss" style:font-pitch="variable" fo:font-size="18pt" style:font-size-asian="18pt" style:font-size-complex="18pt"/>
    </style:style>
    <style:style style:name="T5" style:family="text">
      <style:text-properties fo:color="#008000" fo:font-family="'Liberation Sans'" style:font-family-generic="swiss" style:font-pitch="variable" fo:font-size="20pt" style:font-size-asian="20pt" style:font-size-complex="20pt"/>
    </style:style>
    <style:style style:name="T6" style:family="text">
      <style:text-properties fo:color="#008000"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cipaper_5f_left" presentation:presentation-page-layout-name="AL1T0">
        <office:forms form:automatic-focus="false" form:apply-design-mode="false"/>
        <draw:frame presentation:style-name="pr1" draw:text-style-name="P1" draw:layer="layout" svg:width="31.8cm" svg:height="3.855cm" draw:transform="rotate (0.64332836228511) translate (2.6cm 19.001cm)" presentation:class="title" presentation:user-transformed="true">
          <draw:text-box>
            <text:p><text:span text:style-name="T1">CONSUN</text:span><text:span text:style-name="T1"><text:line-break/></text:span><text:span text:style-name="T1">CONtrole de Salas da Universidade</text:span></text:p>
          </draw:text-box>
        </draw:frame>
        <draw:frame draw:style-name="gr1" draw:text-style-name="P2" draw:layer="layout" svg:width="5.256cm" svg:height="1.825cm" svg:x="20.2cm" svg:y="15.2cm">
          <draw:text-box>
            <text:p><text:span text:style-name="T2">Giovanna Garcia</text:span></text:p>
            <text:p><text:span text:style-name="T2">Marcos Agn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cipaper_5f_lef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1">CONSUN</text:span></text:p>
          </draw:text-box>
        </draw:frame>
        <draw:frame draw:style-name="gr3" draw:text-style-name="P6" draw:layer="layout" svg:width="4.8cm" svg:height="1.038cm" svg:x="0.6cm" svg:y="7.168cm">
          <draw:text-box>
            <text:p><text:span text:style-name="T3">CONSUN</text:span></text:p>
          </draw:text-box>
        </draw:frame>
        <draw:frame draw:style-name="gr3" draw:text-style-name="P7" draw:layer="layout" svg:width="3.657cm" svg:height="1.038cm" svg:x="0.6cm" svg:y="9.179cm">
          <draw:text-box>
            <text:p><text:span text:style-name="T4">Simulation</text:span></text:p>
          </draw:text-box>
        </draw:frame>
        <draw:frame draw:style-name="gr3" draw:text-style-name="P7" draw:layer="layout" svg:width="3.886cm" svg:height="1.038cm" svg:x="0.6cm" svg:y="11.19cm">
          <draw:text-box>
            <text:p><text:span text:style-name="T4">Results</text:span></text:p>
          </draw:text-box>
        </draw:frame>
        <draw:frame draw:style-name="gr3" draw:text-style-name="P7" draw:layer="layout" svg:width="4.343cm" svg:height="1.038cm" svg:x="0.6cm" svg:y="13.201cm">
          <draw:text-box>
            <text:p><text:span text:style-name="T4">Discussion</text:span></text:p>
          </draw:text-box>
        </draw:frame>
        <draw:frame presentation:style-name="pr4" draw:text-style-name="P8" draw:layer="layout" svg:width="21.2cm" svg:height="14.286cm" svg:x="5.2cm" svg:y="4.714cm" presentation:class="outline" presentation:user-transformed="true">
          <draw:text-box>
            <text:list text:style-name="L3">
              <text:list-item>
                <text:p text:style-name="P8"><text:span text:style-name="T1">Escopo do projeto</text:span></text:p>
                <text:list>
                  <text:list-item>
                    <text:p text:style-name="P8"><text:span text:style-name="T1">Auxiliar no gerenciamento de reservas de sal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cipaper_5f_left">
        <office:forms form:automatic-focus="false" form:apply-design-mode="false"/>
        <draw:frame presentation:style-name="pr5" draw:text-style-name="P5" draw:layer="layout" svg:width="9.799cm" svg:height="3.506cm" svg:x="9.101cm" svg:y="0.837cm" presentation:class="title" presentation:user-transformed="true">
          <draw:text-box>
            <text:p text:style-name="P4"><text:span text:style-name="T1">Methods Title</text:span></text:p>
          </draw:text-box>
        </draw:frame>
        <draw:frame draw:style-name="gr3" draw:text-style-name="P7" draw:layer="layout" svg:width="4.8cm" svg:height="1.038cm" svg:x="0.6cm" svg:y="7.169cm">
          <draw:text-box>
            <text:p><text:span text:style-name="T4">Introduction</text:span></text:p>
          </draw:text-box>
        </draw:frame>
        <draw:frame draw:style-name="gr3" draw:text-style-name="P6" draw:layer="layout" svg:width="3.657cm" svg:height="1.038cm" svg:x="0.6cm" svg:y="9.18cm">
          <draw:text-box>
            <text:p><text:span text:style-name="T3">Methods</text:span></text:p>
          </draw:text-box>
        </draw:frame>
        <draw:frame draw:style-name="gr3" draw:text-style-name="P7" draw:layer="layout" svg:width="3.886cm" svg:height="1.038cm" svg:x="0.6cm" svg:y="11.191cm">
          <draw:text-box>
            <text:p><text:span text:style-name="T4">Results</text:span></text:p>
          </draw:text-box>
        </draw:frame>
        <draw:frame draw:style-name="gr3" draw:text-style-name="P7" draw:layer="layout" svg:width="4.343cm" svg:height="1.038cm" svg:x="0.6cm" svg:y="13.202cm">
          <draw:text-box>
            <text:p><text:span text:style-name="T4">Discu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cipaper_5f_left">
        <office:forms form:automatic-focus="false" form:apply-design-mode="false"/>
        <draw:frame presentation:style-name="pr5" draw:text-style-name="P5" draw:layer="layout" svg:width="9.799cm" svg:height="3.506cm" svg:x="9.101cm" svg:y="0.837cm" presentation:class="title" presentation:user-transformed="true">
          <draw:text-box>
            <text:p text:style-name="P4"><text:span text:style-name="T1">Results Title</text:span></text:p>
          </draw:text-box>
        </draw:frame>
        <draw:frame draw:style-name="gr3" draw:text-style-name="P7" draw:layer="layout" svg:width="4.8cm" svg:height="1.038cm" svg:x="0.6cm" svg:y="7.169cm">
          <draw:text-box>
            <text:p><text:span text:style-name="T4">Introduction</text:span></text:p>
          </draw:text-box>
        </draw:frame>
        <draw:frame draw:style-name="gr3" draw:text-style-name="P7" draw:layer="layout" svg:width="3.657cm" svg:height="1.038cm" svg:x="0.6cm" svg:y="9.18cm">
          <draw:text-box>
            <text:p><text:span text:style-name="T4">Methods</text:span></text:p>
          </draw:text-box>
        </draw:frame>
        <draw:frame draw:style-name="gr3" draw:text-style-name="P6" draw:layer="layout" svg:width="3.886cm" svg:height="1.038cm" svg:x="0.6cm" svg:y="11.191cm">
          <draw:text-box>
            <text:p><text:span text:style-name="T3">Results</text:span></text:p>
          </draw:text-box>
        </draw:frame>
        <draw:frame draw:style-name="gr3" draw:text-style-name="P7" draw:layer="layout" svg:width="4.343cm" svg:height="1.038cm" svg:x="0.6cm" svg:y="13.202cm">
          <draw:text-box>
            <text:p><text:span text:style-name="T4">Discu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cipaper_5f_left">
        <office:forms form:automatic-focus="false" form:apply-design-mode="false"/>
        <draw:frame presentation:style-name="pr5" draw:text-style-name="P5" draw:layer="layout" svg:width="11.299cm" svg:height="3.506cm" svg:x="8.351cm" svg:y="0.837cm" presentation:class="title" presentation:user-transformed="true">
          <draw:text-box>
            <text:p text:style-name="P4"><text:span text:style-name="T1">Discussion Title</text:span></text:p>
          </draw:text-box>
        </draw:frame>
        <draw:frame draw:style-name="gr3" draw:text-style-name="P7" draw:layer="layout" svg:width="4.8cm" svg:height="1.038cm" svg:x="0.6cm" svg:y="7.169cm">
          <draw:text-box>
            <text:p><text:span text:style-name="T4">Introduction</text:span></text:p>
          </draw:text-box>
        </draw:frame>
        <draw:frame draw:style-name="gr3" draw:text-style-name="P7" draw:layer="layout" svg:width="3.657cm" svg:height="1.038cm" svg:x="0.6cm" svg:y="9.18cm">
          <draw:text-box>
            <text:p><text:span text:style-name="T4">Methods</text:span></text:p>
          </draw:text-box>
        </draw:frame>
        <draw:frame draw:style-name="gr3" draw:text-style-name="P7" draw:layer="layout" svg:width="3.886cm" svg:height="1.038cm" svg:x="0.6cm" svg:y="11.191cm">
          <draw:text-box>
            <text:p><text:span text:style-name="T4">Results</text:span></text:p>
          </draw:text-box>
        </draw:frame>
        <draw:frame draw:style-name="gr3" draw:text-style-name="P6" draw:layer="layout" svg:width="4.343cm" svg:height="1.038cm" svg:x="0.6cm" svg:y="13.202cm">
          <draw:text-box>
            <text:p><text:span text:style-name="T3">Discu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scipaper_5f_left">
        <office:forms form:automatic-focus="false" form:apply-design-mode="false"/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p><text:span text:style-name="T1">Acknowledg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scipaper_5f_left">
        <office:forms form:automatic-focus="false" form:apply-design-mode="false"/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1">References</text:span></text:p>
          </draw:text-box>
        </draw:frame>
        <draw:frame draw:style-name="gr4" draw:text-style-name="P9" draw:layer="layout" svg:width="12.2cm" svg:height="7.234cm" svg:x="7.9cm" svg:y="7.8cm">
          <draw:text-box>
            <text:list text:style-name="L4">
              <text:list-item>
                <text:p><text:span text:style-name="T5"><text:s/></text:span><text:span text:style-name="T5">Author1. (Year). </text:span><text:span text:style-name="T6">Title</text:span><text:span text:style-name="T5">. Journal.</text:span></text:p>
                <text:p><text:span text:style-name="T5"/></text:p>
              </text:list-item>
              <text:list-item>
                <text:p><text:span text:style-name="T5"><text:s/></text:span><text:span text:style-name="T5">Author2. (Year). </text:span><text:span text:style-name="T6">Title</text:span><text:span text:style-name="T5">. Journal.</text:span></text:p>
                <text:p><text:span text:style-name="T5"/></text:p>
              </text:list-item>
              <text:list-item>
                <text:p><text:span text:style-name="T5"><text:s/></text:span><text:span text:style-name="T5">Author3. (Year). </text:span><text:span text:style-name="T6">Title</text:span><text:span text:style-name="T5">. Journ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0" draw:display-name="Bitmape 10" xlink:href="Pictures/1000173A00006D60000052D00E2EDEE7.svg" xlink:type="simple" xlink:show="embed" xlink:actuate="onLoad"/>
    <draw:fill-image draw:name="Bitmape_20_11" draw:display-name="Bitmape 11" xlink:href="Pictures/1000107700006D60000052D0635C9014.svg" xlink:type="simple" xlink:show="embed" xlink:actuate="onLoad"/>
    <draw:fill-image draw:name="Bitmape_20_12" draw:display-name="Bitmape 12" xlink:href="Pictures/1000107700006D60000052D0635C9014.svg" xlink:type="simple" xlink:show="embed" xlink:actuate="onLoad"/>
    <draw:fill-image draw:name="Bitmape_20_6" draw:display-name="Bitmape 6" xlink:href="Pictures/1000142300006D60000052D0052387C5.svg" xlink:type="simple" xlink:show="embed" xlink:actuate="onLoad"/>
    <draw:fill-image draw:name="Bitmape_20_7" draw:display-name="Bitmape 7" xlink:href="Pictures/1000173A00006D60000052D083E55BBF.svg" xlink:type="simple" xlink:show="embed" xlink:actuate="onLoad"/>
    <draw:fill-image draw:name="Bitmape_20_8" draw:display-name="Bitmape 8" xlink:href="Pictures/1000173A00006D60000052D04378DBAA.svg" xlink:type="simple" xlink:show="embed" xlink:actuate="onLoad"/>
    <draw:fill-image draw:name="Bitmape_20_9" draw:display-name="Bitmape 9" xlink:href="Pictures/1000173A00006D60000052D018F30A20.sv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Bitstream Vera Sans'" style:font-family-generic-asian="system" style:font-pitch-asian="variable" style:font-size-asian="18pt" style:font-family-complex="'Bitstream Ver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cipaper_5f_left-background" style:display-name="scipaper_left-background" style:family="presentation">
      <style:graphic-properties draw:stroke="none" draw:fill="none"/>
      <style:text-properties style:letter-kerning="true"/>
    </style:style>
    <style:style style:name="scipaper_5f_left-backgroundobjects" style:display-name="scipaper_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paper_5f_left-notes" style:display-name="scipaper_le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paper_5f_left-outline1" style:display-name="scipaper_left-outline1" style:family="presentation">
      <style:graphic-properties draw:stroke="none" draw:fill="none" draw:auto-grow-height="false" draw:fit-to-size="shrink-to-fit">
        <text:list-style style:name="scipaper_5f_left-outline1" style:display-name="scipaper_le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-outline2" style:display-name="scipaper_left-outline2" style:family="presentation" style:parent-style-name="scipaper_5f_lef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paper_5f_left-outline3" style:display-name="scipaper_left-outline3" style:family="presentation" style:parent-style-name="scipaper_5f_lef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paper_5f_left-outline4" style:display-name="scipaper_left-outline4" style:family="presentation" style:parent-style-name="scipaper_5f_lef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paper_5f_left-outline5" style:display-name="scipaper_left-outline5" style:family="presentation" style:parent-style-name="scipaper_5f_lef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-outline6" style:display-name="scipaper_left-outline6" style:family="presentation" style:parent-style-name="scipaper_5f_lef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-outline7" style:display-name="scipaper_left-outline7" style:family="presentation" style:parent-style-name="scipaper_5f_lef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-outline8" style:display-name="scipaper_left-outline8" style:family="presentation" style:parent-style-name="scipaper_5f_lef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-outline9" style:display-name="scipaper_left-outline9" style:family="presentation" style:parent-style-name="scipaper_5f_lef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-subtitle" style:display-name="scipaper_left-subtitle" style:family="presentation">
      <style:graphic-properties draw:stroke="none" draw:fill="none" draw:textarea-vertical-align="middle">
        <text:list-style style:name="scipaper_5f_left-subtitle" style:display-name="scipaper_le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-title" style:display-name="scipaper_left-title" style:family="presentation">
      <style:graphic-properties draw:stroke="none" draw:fill="none" draw:textarea-vertical-align="middle">
        <text:list-style style:name="scipaper_5f_left-title" style:display-name="scipaper_le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cipaper_5f_lef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paper_5f_left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paper_5f_lef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paper_5f_left" style:display-name="scipaper_left" style:page-layout-name="PM1" draw:style-name="Mdp1">
      <draw:frame presentation:style-name="scipaper_5f_left-title" draw:layer="backgroundobjects" svg:width="25.199cm" svg:height="3.506cm" svg:x="1.4cm" svg:y="0.837cm" presentation:class="title" presentation:placeholder="true">
        <draw:text-box/>
      </draw:frame>
      <draw:frame presentation:style-name="scipaper_5f_lef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cipaper_5f_left-title" draw:layer="backgroundobjects" svg:width="14.848cm" svg:height="11.136cm" svg:x="3.075cm" svg:y="2.257cm" presentation:class="page"/>
        <draw:frame presentation:style-name="scipaper_5f_lef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5T20:37:37</meta:creation-date>
    <meta:editing-duration>PT11M36S</meta:editing-duration>
    <meta:editing-cycles>9</meta:editing-cycles>
    <meta:generator>LibreOffice/4.0.3.3$Linux_X86_64 LibreOffice_project/400m0$Build-3</meta:generator>
    <dc:title>scipaper_left</dc:title>
    <meta:initial-creator>Giovanna Garcia Basilio</meta:initial-creator>
    <dc:date>2013-06-25T20:56:20</dc:date>
    <dc:creator>Giovanna Garcia Basilio</dc:creator>
    <meta:document-statistic meta:object-count="61"/>
    <meta:template xlink:type="simple" xlink:actuate="onRequest" xlink:title="scipaper_left" xlink:href="../../../../../../.config/libreoffice/4/user/template/scipaper_left.otp" meta:date="2013-06-25T20:37:37"/>
  </office:meta>
</office:document-meta>
</file>